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={ [|aString|] }</text:p>
      <text:p text:style-name="Text_20_body">B={ [|bString|] }</text:p>
      <text:p text:style-name="Text_20_body">What is A ∩ B? [{make_answer('ans1','number',5,word_list_unordered_equality(intersectionAnswer),10,displayAns)}]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2T14:05:03.903371516</meta:creation-date>
    <dc:date>2020-04-12T14:06:04.101922067</dc:date>
    <meta:editing-duration>PT1M</meta:editing-duration>
    <meta:editing-cycles>1</meta:editing-cycles>
    <meta:document-statistic meta:table-count="0" meta:image-count="0" meta:object-count="0" meta:page-count="1" meta:paragraph-count="4" meta:word-count="12" meta:character-count="147" meta:non-whitespace-character-count="137"/>
    <meta:generator>LibreOffice/6.3.5.2$Linux_X86_64 LibreOffice_project/30$Build-2</meta:generator>
  </office:meta>
</office:document-meta>
</file>